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8596" officeooo:paragraph-rsid="00098596"/>
    </style:style>
    <style:style style:name="P2" style:family="paragraph" style:parent-style-name="Standard">
      <style:text-properties officeooo:rsid="000bdb0a" officeooo:paragraph-rsid="000bdb0a"/>
    </style:style>
    <style:style style:name="P3" style:family="paragraph" style:parent-style-name="Standard">
      <style:text-properties officeooo:rsid="000bdb0a" officeooo:paragraph-rsid="00255e9e"/>
    </style:style>
    <style:style style:name="P4" style:family="paragraph" style:parent-style-name="Standard">
      <style:text-properties officeooo:rsid="000f6484" officeooo:paragraph-rsid="000f6484"/>
    </style:style>
    <style:style style:name="P5" style:family="paragraph" style:parent-style-name="Standard">
      <style:text-properties officeooo:rsid="0015ae77" officeooo:paragraph-rsid="0015ae77"/>
    </style:style>
    <style:style style:name="P6" style:family="paragraph" style:parent-style-name="Standard">
      <style:text-properties officeooo:rsid="001736fd" officeooo:paragraph-rsid="001736fd"/>
    </style:style>
    <style:style style:name="P7" style:family="paragraph" style:parent-style-name="Standard">
      <style:text-properties officeooo:rsid="001aecb7" officeooo:paragraph-rsid="001aecb7"/>
    </style:style>
    <style:style style:name="P8" style:family="paragraph" style:parent-style-name="Standard">
      <style:text-properties officeooo:rsid="001d08fd" officeooo:paragraph-rsid="001d08fd"/>
    </style:style>
    <style:style style:name="P9" style:family="paragraph" style:parent-style-name="Standard">
      <style:text-properties officeooo:rsid="001d08fd" officeooo:paragraph-rsid="001f177e"/>
    </style:style>
    <style:style style:name="P10" style:family="paragraph" style:parent-style-name="Standard">
      <style:text-properties officeooo:rsid="001dc092" officeooo:paragraph-rsid="001dc092"/>
    </style:style>
    <style:style style:name="P11" style:family="paragraph" style:parent-style-name="Standard">
      <style:text-properties officeooo:rsid="001f177e" officeooo:paragraph-rsid="001f177e"/>
    </style:style>
    <style:style style:name="P12" style:family="paragraph" style:parent-style-name="Standard">
      <style:text-properties officeooo:rsid="001f177e" officeooo:paragraph-rsid="00279107"/>
    </style:style>
    <style:style style:name="P13" style:family="paragraph" style:parent-style-name="Standard">
      <style:text-properties officeooo:rsid="001f4472" officeooo:paragraph-rsid="001f4472"/>
    </style:style>
    <style:style style:name="P14" style:family="paragraph" style:parent-style-name="Standard">
      <style:text-properties officeooo:rsid="002119a9" officeooo:paragraph-rsid="002119a9"/>
    </style:style>
    <style:style style:name="P15" style:family="paragraph" style:parent-style-name="Standard">
      <style:text-properties officeooo:rsid="00220853" officeooo:paragraph-rsid="00220853"/>
    </style:style>
    <style:style style:name="P16" style:family="paragraph" style:parent-style-name="Standard">
      <style:text-properties officeooo:rsid="00220853" officeooo:paragraph-rsid="00255e9e"/>
    </style:style>
    <style:style style:name="P17" style:family="paragraph" style:parent-style-name="Standard">
      <style:text-properties fo:font-weight="bold" officeooo:rsid="00220853" officeooo:paragraph-rsid="00220853" style:font-weight-asian="bold" style:font-weight-complex="bold"/>
    </style:style>
    <style:style style:name="P18" style:family="paragraph" style:parent-style-name="Standard">
      <style:text-properties fo:font-weight="bold" officeooo:rsid="00220853" officeooo:paragraph-rsid="00239075" style:font-weight-asian="bold" style:font-weight-complex="bold"/>
    </style:style>
    <style:style style:name="P19" style:family="paragraph" style:parent-style-name="Standard">
      <style:text-properties fo:font-weight="bold" officeooo:rsid="00255e9e" officeooo:paragraph-rsid="00255e9e" style:font-weight-asian="bold" style:font-weight-complex="bold"/>
    </style:style>
    <style:style style:name="P20" style:family="paragraph" style:parent-style-name="Standard">
      <style:text-properties fo:font-weight="bold" officeooo:rsid="00263376" officeooo:paragraph-rsid="00263376" style:font-weight-asian="bold" style:font-weight-complex="bold"/>
    </style:style>
    <style:style style:name="P21" style:family="paragraph" style:parent-style-name="Standard">
      <style:text-properties fo:font-weight="bold" officeooo:rsid="0027343f" officeooo:paragraph-rsid="0027343f" style:font-weight-asian="bold" style:font-weight-complex="bold"/>
    </style:style>
    <style:style style:name="P22" style:family="paragraph" style:parent-style-name="Standard">
      <style:text-properties fo:font-weight="bold" officeooo:rsid="0029618d" officeooo:paragraph-rsid="0029618d" style:font-weight-asian="bold" style:font-weight-complex="bold"/>
    </style:style>
    <style:style style:name="P23" style:family="paragraph" style:parent-style-name="Standard">
      <style:text-properties fo:font-weight="bold" officeooo:rsid="0029cd8f" officeooo:paragraph-rsid="0029cd8f" style:font-weight-asian="bold" style:font-weight-complex="bold"/>
    </style:style>
    <style:style style:name="P24" style:family="paragraph" style:parent-style-name="Standard">
      <style:text-properties fo:font-weight="bold" officeooo:rsid="002c00ca" officeooo:paragraph-rsid="002c00ca" style:font-weight-asian="bold" style:font-weight-complex="bold"/>
    </style:style>
    <style:style style:name="P25" style:family="paragraph" style:parent-style-name="Standard">
      <style:text-properties fo:font-weight="bold" officeooo:rsid="002e1848" officeooo:paragraph-rsid="002e1848" style:font-weight-asian="bold" style:font-weight-complex="bold"/>
    </style:style>
    <style:style style:name="P26" style:family="paragraph" style:parent-style-name="Standard">
      <style:text-properties fo:font-weight="bold" officeooo:rsid="002cc075" officeooo:paragraph-rsid="002e1848" style:font-weight-asian="bold" style:font-weight-complex="bold"/>
    </style:style>
    <style:style style:name="P27" style:family="paragraph" style:parent-style-name="Standard">
      <style:text-properties fo:font-weight="bold" officeooo:rsid="0030148a" officeooo:paragraph-rsid="0030148a" style:font-weight-asian="bold" style:font-weight-complex="bold"/>
    </style:style>
    <style:style style:name="P28" style:family="paragraph" style:parent-style-name="Standard">
      <style:text-properties fo:font-weight="bold" officeooo:rsid="00324d38" officeooo:paragraph-rsid="00324d38" style:font-weight-asian="bold" style:font-weight-complex="bold"/>
    </style:style>
    <style:style style:name="P29" style:family="paragraph" style:parent-style-name="Standard">
      <style:text-properties fo:font-weight="bold" officeooo:rsid="00342d77" officeooo:paragraph-rsid="00342d77" style:font-weight-asian="bold" style:font-weight-complex="bold"/>
    </style:style>
    <style:style style:name="P30" style:family="paragraph" style:parent-style-name="Standard">
      <style:text-properties fo:font-weight="bold" officeooo:rsid="00342d77" officeooo:paragraph-rsid="00359ca0" style:font-weight-asian="bold" style:font-weight-complex="bold"/>
    </style:style>
    <style:style style:name="P31" style:family="paragraph" style:parent-style-name="Standard">
      <style:text-properties fo:font-weight="bold" officeooo:rsid="00359ca0" officeooo:paragraph-rsid="00359ca0" style:font-weight-asian="bold" style:font-weight-complex="bold"/>
    </style:style>
    <style:style style:name="P32" style:family="paragraph" style:parent-style-name="Standard">
      <style:text-properties fo:font-weight="bold" officeooo:rsid="0037666a" officeooo:paragraph-rsid="0037666a" style:font-weight-asian="bold" style:font-weight-complex="bold"/>
    </style:style>
    <style:style style:name="P33" style:family="paragraph" style:parent-style-name="Standard">
      <style:text-properties fo:font-weight="bold" officeooo:rsid="00395927" officeooo:paragraph-rsid="00395927" style:font-weight-asian="bold" style:font-weight-complex="bold"/>
    </style:style>
    <style:style style:name="P34" style:family="paragraph" style:parent-style-name="Standard">
      <style:text-properties fo:font-weight="bold" officeooo:rsid="003a794d" officeooo:paragraph-rsid="003a794d" style:font-weight-asian="bold" style:font-weight-complex="bold"/>
    </style:style>
    <style:style style:name="P35" style:family="paragraph" style:parent-style-name="Standard">
      <style:text-properties fo:font-weight="bold" officeooo:rsid="003a794d" officeooo:paragraph-rsid="003ba822" style:font-weight-asian="bold" style:font-weight-complex="bold"/>
    </style:style>
    <style:style style:name="P36" style:family="paragraph" style:parent-style-name="Standard">
      <style:text-properties fo:font-weight="bold" officeooo:rsid="003c3afd" officeooo:paragraph-rsid="003c3afd" style:font-weight-asian="bold" style:font-weight-complex="bold"/>
    </style:style>
    <style:style style:name="P37" style:family="paragraph" style:parent-style-name="Standard">
      <style:text-properties fo:font-weight="bold" officeooo:rsid="003f4212" officeooo:paragraph-rsid="003f4212" style:font-weight-asian="bold" style:font-weight-complex="bold"/>
    </style:style>
    <style:style style:name="P38" style:family="paragraph" style:parent-style-name="Standard">
      <style:text-properties fo:font-weight="bold" officeooo:rsid="004022c3" officeooo:paragraph-rsid="004022c3" style:font-weight-asian="bold" style:font-weight-complex="bold"/>
    </style:style>
    <style:style style:name="P39" style:family="paragraph" style:parent-style-name="Standard">
      <style:text-properties fo:font-weight="bold" officeooo:rsid="004022c3" officeooo:paragraph-rsid="00409b0a" style:font-weight-asian="bold" style:font-weight-complex="bold"/>
    </style:style>
    <style:style style:name="P40" style:family="paragraph" style:parent-style-name="Standard">
      <style:text-properties fo:font-weight="bold" officeooo:rsid="004022c3" officeooo:paragraph-rsid="0041f5ab" style:font-weight-asian="bold" style:font-weight-complex="bold"/>
    </style:style>
    <style:style style:name="P41" style:family="paragraph" style:parent-style-name="Standard">
      <style:text-properties fo:font-weight="bold" officeooo:rsid="00443f5f" officeooo:paragraph-rsid="00443f5f" style:font-weight-asian="bold" style:font-weight-complex="bold"/>
    </style:style>
    <style:style style:name="P42" style:family="paragraph" style:parent-style-name="Standard">
      <style:text-properties fo:font-weight="bold" officeooo:rsid="0044a380" officeooo:paragraph-rsid="0044a380" style:font-weight-asian="bold" style:font-weight-complex="bold"/>
    </style:style>
    <style:style style:name="P43" style:family="paragraph" style:parent-style-name="Standard">
      <style:text-properties fo:font-weight="bold" officeooo:rsid="00481f8b" officeooo:paragraph-rsid="00481f8b" style:font-weight-asian="bold" style:font-weight-complex="bold"/>
    </style:style>
    <style:style style:name="P44" style:family="paragraph" style:parent-style-name="Standard">
      <style:text-properties fo:font-weight="bold" officeooo:rsid="004d1291" officeooo:paragraph-rsid="004d1291" style:font-weight-asian="bold" style:font-weight-complex="bold"/>
    </style:style>
    <style:style style:name="P45" style:family="paragraph" style:parent-style-name="Standard">
      <style:text-properties fo:font-weight="normal" officeooo:rsid="00255e9e" officeooo:paragraph-rsid="00255e9e" style:font-weight-asian="normal" style:font-weight-complex="normal"/>
    </style:style>
    <style:style style:name="P46" style:family="paragraph" style:parent-style-name="Standard">
      <style:text-properties fo:font-weight="normal" officeooo:rsid="00263376" officeooo:paragraph-rsid="00263376" style:font-weight-asian="normal" style:font-weight-complex="normal"/>
    </style:style>
    <style:style style:name="P47" style:family="paragraph" style:parent-style-name="Standard">
      <style:text-properties fo:font-weight="normal" officeooo:rsid="0026d0d7" officeooo:paragraph-rsid="0026d0d7" style:font-weight-asian="normal" style:font-weight-complex="normal"/>
    </style:style>
    <style:style style:name="P48" style:family="paragraph" style:parent-style-name="Standard">
      <style:text-properties fo:font-weight="normal" officeooo:rsid="0027343f" officeooo:paragraph-rsid="0027343f" style:font-weight-asian="normal" style:font-weight-complex="normal"/>
    </style:style>
    <style:style style:name="P49" style:family="paragraph" style:parent-style-name="Standard">
      <style:text-properties fo:font-weight="normal" officeooo:rsid="0029618d" officeooo:paragraph-rsid="0029618d" style:font-weight-asian="normal" style:font-weight-complex="normal"/>
    </style:style>
    <style:style style:name="P50" style:family="paragraph" style:parent-style-name="Standard">
      <style:text-properties fo:font-weight="normal" officeooo:rsid="002ad094" officeooo:paragraph-rsid="002ad094" style:font-weight-asian="normal" style:font-weight-complex="normal"/>
    </style:style>
    <style:style style:name="P51" style:family="paragraph" style:parent-style-name="Standard">
      <style:text-properties fo:font-weight="normal" officeooo:rsid="002c00ca" officeooo:paragraph-rsid="002c00ca" style:font-weight-asian="normal" style:font-weight-complex="normal"/>
    </style:style>
    <style:style style:name="P52" style:family="paragraph" style:parent-style-name="Standard">
      <style:text-properties fo:font-weight="normal" officeooo:rsid="002c00ca" officeooo:paragraph-rsid="002e1848" style:font-weight-asian="normal" style:font-weight-complex="normal"/>
    </style:style>
    <style:style style:name="P53" style:family="paragraph" style:parent-style-name="Standard">
      <style:text-properties fo:font-weight="normal" officeooo:rsid="002cc075" officeooo:paragraph-rsid="002c00ca" style:font-weight-asian="normal" style:font-weight-complex="normal"/>
    </style:style>
    <style:style style:name="P54" style:family="paragraph" style:parent-style-name="Standard">
      <style:text-properties fo:font-weight="normal" officeooo:rsid="002cc075" officeooo:paragraph-rsid="002cc075" style:font-weight-asian="normal" style:font-weight-complex="normal"/>
    </style:style>
    <style:style style:name="P55" style:family="paragraph" style:parent-style-name="Standard">
      <style:text-properties fo:font-weight="normal" officeooo:rsid="002cc075" officeooo:paragraph-rsid="002d8d5e" style:font-weight-asian="normal" style:font-weight-complex="normal"/>
    </style:style>
    <style:style style:name="P56" style:family="paragraph" style:parent-style-name="Standard">
      <style:text-properties fo:font-weight="normal" officeooo:rsid="002cc075" officeooo:paragraph-rsid="002e1848" style:font-weight-asian="normal" style:font-weight-complex="normal"/>
    </style:style>
    <style:style style:name="P57" style:family="paragraph" style:parent-style-name="Standard">
      <style:text-properties fo:font-weight="normal" officeooo:rsid="002e1848" officeooo:paragraph-rsid="002e1848" style:font-weight-asian="normal" style:font-weight-complex="normal"/>
    </style:style>
    <style:style style:name="P58" style:family="paragraph" style:parent-style-name="Standard">
      <style:text-properties fo:font-weight="normal" officeooo:rsid="00239075" officeooo:paragraph-rsid="00239075" style:font-weight-asian="normal" style:font-weight-complex="normal"/>
    </style:style>
    <style:style style:name="P59" style:family="paragraph" style:parent-style-name="Standard">
      <style:text-properties fo:font-weight="normal" officeooo:rsid="0030148a" officeooo:paragraph-rsid="0030148a" style:font-weight-asian="normal" style:font-weight-complex="normal"/>
    </style:style>
    <style:style style:name="P60" style:family="paragraph" style:parent-style-name="Standard">
      <style:text-properties fo:font-weight="normal" officeooo:rsid="00324d38" officeooo:paragraph-rsid="00324d38" style:font-weight-asian="normal" style:font-weight-complex="normal"/>
    </style:style>
    <style:style style:name="P61" style:family="paragraph" style:parent-style-name="Standard">
      <style:text-properties fo:font-weight="normal" officeooo:rsid="00342d77" officeooo:paragraph-rsid="00342d77" style:font-weight-asian="normal" style:font-weight-complex="normal"/>
    </style:style>
    <style:style style:name="P62" style:family="paragraph" style:parent-style-name="Standard">
      <style:text-properties fo:font-weight="normal" officeooo:rsid="00342d77" officeooo:paragraph-rsid="00359ca0" style:font-weight-asian="normal" style:font-weight-complex="normal"/>
    </style:style>
    <style:style style:name="P63" style:family="paragraph" style:parent-style-name="Standard">
      <style:text-properties fo:font-weight="normal" officeooo:rsid="00359ca0" officeooo:paragraph-rsid="00359ca0" style:font-weight-asian="normal" style:font-weight-complex="normal"/>
    </style:style>
    <style:style style:name="P64" style:family="paragraph" style:parent-style-name="Standard">
      <style:text-properties fo:font-weight="normal" officeooo:rsid="0037666a" officeooo:paragraph-rsid="0037666a" style:font-weight-asian="normal" style:font-weight-complex="normal"/>
    </style:style>
    <style:style style:name="P65" style:family="paragraph" style:parent-style-name="Standard">
      <style:text-properties fo:font-weight="normal" officeooo:rsid="00395927" officeooo:paragraph-rsid="00395927" style:font-weight-asian="normal" style:font-weight-complex="normal"/>
    </style:style>
    <style:style style:name="P66" style:family="paragraph" style:parent-style-name="Standard">
      <style:text-properties fo:font-weight="normal" officeooo:rsid="003a794d" officeooo:paragraph-rsid="003a794d" style:font-weight-asian="normal" style:font-weight-complex="normal"/>
    </style:style>
    <style:style style:name="P67" style:family="paragraph" style:parent-style-name="Standard">
      <style:text-properties fo:font-weight="normal" officeooo:rsid="003a794d" officeooo:paragraph-rsid="003ba822" style:font-weight-asian="normal" style:font-weight-complex="normal"/>
    </style:style>
    <style:style style:name="P68" style:family="paragraph" style:parent-style-name="Standard">
      <style:text-properties fo:font-weight="normal" officeooo:rsid="003c3afd" officeooo:paragraph-rsid="003c3afd" style:font-weight-asian="normal" style:font-weight-complex="normal"/>
    </style:style>
    <style:style style:name="P69" style:family="paragraph" style:parent-style-name="Standard">
      <style:text-properties fo:font-weight="normal" officeooo:rsid="003f4212" officeooo:paragraph-rsid="003f4212" style:font-weight-asian="normal" style:font-weight-complex="normal"/>
    </style:style>
    <style:style style:name="P70" style:family="paragraph" style:parent-style-name="Standard">
      <style:text-properties fo:font-weight="normal" officeooo:rsid="004022c3" officeooo:paragraph-rsid="004022c3" style:font-weight-asian="normal" style:font-weight-complex="normal"/>
    </style:style>
    <style:style style:name="P71" style:family="paragraph" style:parent-style-name="Standard">
      <style:text-properties fo:font-weight="normal" officeooo:rsid="004022c3" officeooo:paragraph-rsid="0041f5ab" style:font-weight-asian="normal" style:font-weight-complex="normal"/>
    </style:style>
    <style:style style:name="P72" style:family="paragraph" style:parent-style-name="Standard">
      <style:text-properties fo:font-weight="normal" officeooo:rsid="0042d74b" officeooo:paragraph-rsid="0042d74b" style:font-weight-asian="normal" style:font-weight-complex="normal"/>
    </style:style>
    <style:style style:name="P73" style:family="paragraph" style:parent-style-name="Standard">
      <style:text-properties fo:font-weight="normal" officeooo:rsid="00443f5f" officeooo:paragraph-rsid="00443f5f" style:font-weight-asian="normal" style:font-weight-complex="normal"/>
    </style:style>
    <style:style style:name="P74" style:family="paragraph" style:parent-style-name="Standard">
      <style:text-properties fo:font-weight="normal" officeooo:rsid="0044a380" officeooo:paragraph-rsid="0044a380" style:font-weight-asian="normal" style:font-weight-complex="normal"/>
    </style:style>
    <style:style style:name="P75" style:family="paragraph" style:parent-style-name="Standard">
      <style:text-properties fo:font-weight="normal" officeooo:rsid="0044a380" officeooo:paragraph-rsid="0049b991" style:font-weight-asian="normal" style:font-weight-complex="normal"/>
    </style:style>
    <style:style style:name="P76" style:family="paragraph" style:parent-style-name="Standard">
      <style:text-properties fo:font-weight="normal" officeooo:rsid="0046049c" officeooo:paragraph-rsid="0046049c" style:font-weight-asian="normal" style:font-weight-complex="normal"/>
    </style:style>
    <style:style style:name="P77" style:family="paragraph" style:parent-style-name="Standard">
      <style:text-properties fo:font-weight="normal" officeooo:rsid="00481f8b" officeooo:paragraph-rsid="00481f8b" style:font-weight-asian="normal" style:font-weight-complex="normal"/>
    </style:style>
    <style:style style:name="P78" style:family="paragraph" style:parent-style-name="Standard">
      <style:text-properties fo:font-weight="normal" officeooo:rsid="004baaa2" officeooo:paragraph-rsid="004baaa2" style:font-weight-asian="normal" style:font-weight-complex="normal"/>
    </style:style>
    <style:style style:name="P79" style:family="paragraph" style:parent-style-name="Standard">
      <style:text-properties fo:font-weight="normal" officeooo:rsid="00409b0a" officeooo:paragraph-rsid="00409b0a" style:font-weight-asian="normal" style:font-weight-complex="normal"/>
    </style:style>
    <style:style style:name="P80" style:family="paragraph" style:parent-style-name="Standard">
      <style:text-properties fo:font-weight="normal" officeooo:rsid="004d1291" officeooo:paragraph-rsid="004d1291" style:font-weight-asian="normal" style:font-weight-complex="normal"/>
    </style:style>
    <style:style style:name="P81" style:family="paragraph" style:parent-style-name="Standard">
      <style:text-properties officeooo:rsid="00279107" officeooo:paragraph-rsid="00279107"/>
    </style:style>
    <style:style style:name="P82" style:family="paragraph" style:parent-style-name="Standard">
      <style:text-properties officeooo:rsid="00255e9e" officeooo:paragraph-rsid="00255e9e"/>
    </style:style>
    <style:style style:name="P83" style:family="paragraph" style:parent-style-name="Standard">
      <style:text-properties fo:font-weight="normal" officeooo:rsid="004baaa2" officeooo:paragraph-rsid="004baaa2" style:font-weight-asian="normal" style:font-weight-complex="normal"/>
    </style:style>
    <style:style style:name="T1" style:family="text">
      <style:text-properties officeooo:rsid="000bdb0a"/>
    </style:style>
    <style:style style:name="T2" style:family="text">
      <style:text-properties officeooo:rsid="000c712d"/>
    </style:style>
    <style:style style:name="T3" style:family="text">
      <style:text-properties officeooo:rsid="000d9875"/>
    </style:style>
    <style:style style:name="T4" style:family="text">
      <style:text-properties officeooo:rsid="00110cef"/>
    </style:style>
    <style:style style:name="T5" style:family="text">
      <style:text-properties officeooo:rsid="001421ac"/>
    </style:style>
    <style:style style:name="T6" style:family="text">
      <style:text-properties officeooo:rsid="00150ce6"/>
    </style:style>
    <style:style style:name="T7" style:family="text">
      <style:text-properties officeooo:rsid="0015ae77"/>
    </style:style>
    <style:style style:name="T8" style:family="text">
      <style:text-properties officeooo:rsid="0016d3c5"/>
    </style:style>
    <style:style style:name="T9" style:family="text">
      <style:text-properties officeooo:rsid="001736fd"/>
    </style:style>
    <style:style style:name="T10" style:family="text">
      <style:text-properties officeooo:rsid="00181b6c"/>
    </style:style>
    <style:style style:name="T11" style:family="text">
      <style:text-properties officeooo:rsid="001bd2fc"/>
    </style:style>
    <style:style style:name="T12" style:family="text">
      <style:text-properties officeooo:rsid="001f177e"/>
    </style:style>
    <style:style style:name="T13" style:family="text">
      <style:text-properties officeooo:rsid="001f4472"/>
    </style:style>
    <style:style style:name="T14" style:family="text">
      <style:text-properties officeooo:rsid="00239075"/>
    </style:style>
    <style:style style:name="T15" style:family="text">
      <style:text-properties fo:font-weight="normal" style:font-weight-asian="normal" style:font-weight-complex="normal"/>
    </style:style>
    <style:style style:name="T16" style:family="text">
      <style:text-properties fo:font-weight="normal" officeooo:rsid="00239075"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359ca0" style:font-weight-asian="bold" style:font-weight-complex="bold"/>
    </style:style>
    <style:style style:name="T19" style:family="text">
      <style:text-properties fo:font-weight="bold" officeooo:rsid="0041f5ab" style:font-weight-asian="bold" style:font-weight-complex="bold"/>
    </style:style>
    <style:style style:name="T20" style:family="text">
      <style:text-properties fo:font-weight="bold" officeooo:rsid="00425ee3" style:font-weight-asian="bold" style:font-weight-complex="bold"/>
    </style:style>
    <style:style style:name="T21" style:family="text">
      <style:text-properties officeooo:rsid="00263376"/>
    </style:style>
    <style:style style:name="T22" style:family="text">
      <style:text-properties officeooo:rsid="00279107"/>
    </style:style>
    <style:style style:name="T23" style:family="text">
      <style:text-properties officeooo:rsid="002d8d5e"/>
    </style:style>
    <style:style style:name="T24" style:family="text">
      <style:text-properties officeooo:rsid="00359ca0"/>
    </style:style>
    <style:style style:name="T25" style:family="text">
      <style:text-properties officeooo:rsid="0037666a"/>
    </style:style>
    <style:style style:name="T26" style:family="text">
      <style:text-properties officeooo:rsid="003a3a87"/>
    </style:style>
    <style:style style:name="T27" style:family="text">
      <style:text-properties officeooo:rsid="003ba822"/>
    </style:style>
    <style:style style:name="T28" style:family="text">
      <style:text-properties officeooo:rsid="003e017f"/>
    </style:style>
    <style:style style:name="T29" style:family="text">
      <style:text-properties officeooo:rsid="00409b0a"/>
    </style:style>
    <style:style style:name="T30" style:family="text">
      <style:text-properties officeooo:rsid="0041f5ab"/>
    </style:style>
    <style:style style:name="T31" style:family="text">
      <style:text-properties officeooo:rsid="0045f72b"/>
    </style:style>
    <style:style style:name="T32" style:family="text">
      <style:text-properties officeooo:rsid="0047ed10"/>
    </style:style>
    <style:style style:name="T33" style:family="text">
      <style:text-properties officeooo:rsid="0049b991"/>
    </style:style>
    <style:style style:name="T34" style:family="text">
      <style:text-properties officeooo:rsid="004d1291"/>
    </style:style>
    <style:style style:name="T35" style:family="text">
      <style:text-properties officeooo:rsid="004d21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Open shell</text:p>
      <text:p text:style-name="P1"/>
      <text:p text:style-name="P1">2) <text:span text:style-name="T1">g</text:span>it init – create a git repository in the current local folder. Can add to new or existing folder with project already in it.</text:p>
      <text:p text:style-name="P2">3) git status <text:s/>- gives an update on what is happening inside git repository.</text:p>
      <text:p text:style-name="P2">4) git add <text:span text:style-name="T6">filename</text:span> – tells git to track a particular file; <text:span text:style-name="T3">this is called staging.</text:span></text:p>
      <text:p text:style-name="P2"><text:tab/><text:span text:style-name="T2">Note: if git status says a file is untracked in red, it means we have not used the add command on <text:tab/>that file. <text:s/></text:span></text:p>
      <text:p text:style-name="P2"><text:tab/><text:span text:style-name="T3">Note: if you make a change to a file it will show up in red as well but will say <text:s/>“Changes not <text:tab/>staged <text:tab/>for commit:” <text:s/>To have them permanently saved to the repository, you must run add again <text:tab/>otherwise it will save the last version add was run on. </text:span></text:p>
      <text:p text:style-name="P2"><text:tab/><text:span text:style-name="T7">Note: to add all of a certain type of file type 'git add *.txt' for example</text:span></text:p>
      <text:p text:style-name="P2"><text:tab/><text:span text:style-name="T6">Note: to add all the files in a directory, type 'git add .'</text:span></text:p>
      <text:p text:style-name="P2"><text:tab/><text:span text:style-name="T7">Note: to skip certain files such as log files when doing a mass add, create a .gitignore file and <text:tab/>enter for example *.log in it. To create the .gitignore file, in the shell type 'touch .gitignore' <text:tab/>and then simply open and add the file types to ignore.</text:span></text:p>
      <text:p text:style-name="P4">5) git commit – use to commit the added files to the local repository. <text:s/>This brings up a <text:span text:style-name="T5">crappy</text:span> edit screen. <text:s/>It comes up in edit mode so add some comments and then write the file out I think with ^<text:span text:style-name="T4">o</text:span> and <text:span text:style-name="T4">then press enter to save the default file name. <text:s/>To exit this crappy screen use </text:span>^x.</text:p>
      <text:p text:style-name="P4"><text:tab/><text:span text:style-name="T8">Note: if you want to skip the crappy screen, type 'git commit -m 'a description of the changes' '. <text:tab/>This bypasses the crappy screen and does everything in one step.</text:span></text:p>
      <text:p text:style-name="P5"><text:span text:style-name="T8">6</text:span>) <text:span text:style-name="T9">git branch MyBranch – creates a new branch called MyBranch allowing you to do development on a new section of code without impacting the other parts that are working.</text:span></text:p>
      <text:p text:style-name="P6">7) <text:span text:style-name="T10">'</text:span>git checkout MyBranch<text:span text:style-name="T10">'</text:span> switches you to that branch. <text:s/><text:span text:style-name="T10">Once you switch all add and commits go to the new branch. <text:s/>To switch back to the master type 'git checkout master'</text:span></text:p>
      <text:p text:style-name="P7">8) <text:span text:style-name="T11">to combine the add and commit commands, type 'git commit -a -m 'change description'</text:span></text:p>
      <text:p text:style-name="P7"/>
      <text:p text:style-name="P11">I used this tutorial for the below information</text:p>
      <text:p text:style-name="P11"><text:a xlink:type="simple" xlink:href="http://git-scm.com/book/en/v2/Getting-Started-First-Time-Git-Setup">http://git-scm.com/book/en/v2/Getting-Started-First-Time-Git-Setup</text:a></text:p>
      <text:p text:style-name="P11"/>
      <text:p text:style-name="P10">GIT dir is where git stores the metadata and object DB for your project and is what get copied when you clone a repository from another computer</text:p>
      <text:p text:style-name="P7"/>
      <text:p text:style-name="P8">Three stages of GIT</text:p>
      <text:p text:style-name="P9"><text:span text:style-name="T12">a</text:span>) modified = changed files but not yet committed to DB</text:p>
      <text:p text:style-name="P9"><text:span text:style-name="T12">b</text:span>) staged = marked a modified file to go into the next commit snapshot</text:p>
      <text:p text:style-name="P8"><text:span text:style-name="T12">c</text:span>) committed = data safely stored in local DB</text:p>
      <text:p text:style-name="P8"/>
      <text:p text:style-name="P11">Use these commands to update your git config file</text:p>
      <text:p text:style-name="P11">$ git config --global user.name "John Doe"</text:p>
      <text:p text:style-name="P11">$ git config --global user.email <text:a xlink:type="simple" xlink:href="mailto:johndoe@example.com">johndoe@example.com</text:a></text:p>
      <text:p text:style-name="P81">$ git config --global core.editor gedit</text:p>
      <text:p text:style-name="P11"/>
      <text:p text:style-name="P11">Use this to read your config file</text:p>
      <text:p text:style-name="P12">$ <text:span text:style-name="T22">git config --list</text:span> <text:s text:c="3"/>// <text:span text:style-name="T13">will put the entire config file </text:span></text:p>
      <text:p text:style-name="P13">$ git config user.name <text:s/>// will get you just that key</text:p>
      <text:p text:style-name="P13"/>
      <text:p text:style-name="P14">To get help you can type </text:p>
      <text:p text:style-name="P14">git help config</text:p>
      <text:p text:style-name="P14"><text:soft-page-break/>git help</text:p>
      <text:p text:style-name="P14">git help &lt;verb&gt;</text:p>
      <text:p text:style-name="P14"/>
      <text:p text:style-name="P14">// this will copy the entire git history for a project onto your local drive</text:p>
      <text:p text:style-name="P14">// That creates a directory named “libgit2”, initializes a .git directory inside it, pulls down all the data for that repository, and checks out a working copy of the latest version.</text:p>
      <text:p text:style-name="P14">$ git clone <text:a xlink:type="simple" xlink:href="https://github.com/libgit2/libgit2">https://github.com/libgit2/libgit2</text:a></text:p>
      <text:p text:style-name="P14"/>
      <text:p text:style-name="P15">git status shows you what files are not yet committed</text:p>
      <text:p text:style-name="P17">$ git status</text:p>
      <text:p text:style-name="P15">On branch master</text:p>
      <text:p text:style-name="P15">Untracked files:</text:p>
      <text:p text:style-name="P15"><text:s text:c="2"/>(use "git add &lt;file&gt;..." to include in what will be committed)</text:p>
      <text:p text:style-name="P15"/>
      <text:p text:style-name="P15"><text:s text:c="4"/>README</text:p>
      <text:p text:style-name="P15"/>
      <text:p text:style-name="P15">nothing added to commit but untracked files present (use "git add" to track)</text:p>
      <text:p text:style-name="P15"/>
      <text:p text:style-name="P18">$ git status -<text:span text:style-name="T14">s </text:span><text:span text:style-name="T16">gives an abbreviated version of git status</text:span></text:p>
      <text:p text:style-name="P45">New files that aren’t tracked have a ?? next to them, new files that have been added to the staging area have an A, modified files have an M and so on. There are two columns to the output - the left hand column indicates that the file is staged and the right hand column indicates that it’s modified</text:p>
      <text:p text:style-name="P58"/>
      <text:p text:style-name="P16">git add will add a new or edited file to the tracking system.</text:p>
      <text:p text:style-name="P17">$ git add README</text:p>
      <text:p text:style-name="P82">To add all of a certain type of file type</text:p>
      <text:p text:style-name="P19">$ git add *.txt</text:p>
      <text:p text:style-name="P45">To add everything</text:p>
      <text:p text:style-name="P19">$ git add. </text:p>
      <text:p text:style-name="P71"><text:span text:style-name="T19">$ git commit -a -m “a</text:span><text:span text:style-name="T20">nother</text:span><text:span text:style-name="T19"> commit”</text:span><text:span text:style-name="T30"> <text:s/>to skip the add step, type this but it only works for already tracked files. </text:span></text:p>
      <text:p text:style-name="P19"/>
      <text:p text:style-name="P19"/>
      <text:p text:style-name="P40">$ git branch</text:p>
      <text:p text:style-name="P71">This will show you your branches and put a star next to the one that is active</text:p>
      <text:p text:style-name="P19"/>
      <text:p text:style-name="P19">.<text:span text:style-name="T21">gitignore</text:span></text:p>
      <text:p text:style-name="P20"><text:span text:style-name="T15">To crete a gitignore file enter:</text:span> touch .gitignore </text:p>
      <text:p text:style-name="P46">I thing you have to add and commit your gitignore file</text:p>
      <text:p text:style-name="P47">To edit your .gitignore file, type <text:span text:style-name="T17">gedit .gitignore</text:span></text:p>
      <text:p text:style-name="P19"/>
      <text:p text:style-name="P46">Here is example .gitignore file:</text:p>
      <text:p text:style-name="P46"># no .a files</text:p>
      <text:p text:style-name="P46">*.a</text:p>
      <text:p text:style-name="P46"># but do track lib.a, even though you're ignoring .a files above</text:p>
      <text:p text:style-name="P46">!lib.a</text:p>
      <text:p text:style-name="P46"># only ignore the root TODO file, not subdir/TODO</text:p>
      <text:p text:style-name="P46">/TODO</text:p>
      <text:p text:style-name="P46"># ignore all files in the build/ directory</text:p>
      <text:p text:style-name="P46"><text:soft-page-break/>build/</text:p>
      <text:p text:style-name="P46"># ignore doc/notes.txt, but not doc/server/arch.txt</text:p>
      <text:p text:style-name="P46">doc/*.txt</text:p>
      <text:p text:style-name="P46"># ignore all .txt files in the doc/ directory</text:p>
      <text:p text:style-name="P46">doc/**/*.txt</text:p>
      <text:p text:style-name="P46"/>
      <text:p text:style-name="P21">$ git diff</text:p>
      <text:p text:style-name="P48">That command compares what is in your working directory with what is in your staging area. The result tells you the changes you’ve made that you haven’t yet staged. It’s important to note that git diff by itself doesn’t show all changes made since your last commit – only changes that are still unstaged. This can be confusing, because if you’ve staged all of your changes, git diff will give you no output.</text:p>
      <text:p text:style-name="P48"/>
      <text:p text:style-name="P48">If you want to see what you’ve staged that will go into your next commit, you can use <text:span text:style-name="T17">git diff --staged</text:span>. This command compares your staged changes to your last commit: <text:s/>Type 'q' to exit this command</text:p>
      <text:p text:style-name="P48"/>
      <text:p text:style-name="P22">$ git commit</text:p>
      <text:p text:style-name="P49">Sends your files to your local DB. <text:s/>When you execute this command it brings up an editor for you to add some comments . You must add something otherwise it aborts the commit command.</text:p>
      <text:p text:style-name="P49"/>
      <text:p text:style-name="P49">To skip the editor you can type <text:span text:style-name="T17">$ git commit -m “This is the message I want to add” </text:span></text:p>
      <text:p text:style-name="P49"/>
      <text:p text:style-name="P22">$ git commit -a -m 'this is another commit but I skipped the add <text:s/>part'</text:p>
      <text:p text:style-name="P22"/>
      <text:p text:style-name="P23">$ git rm testfile.cpp</text:p>
      <text:p text:style-name="P50">This will remove the file from tracking. <text:s/>You must run commit after to fully remove it. <text:s/>This also removes the file from your project directory. </text:p>
      <text:p text:style-name="P50"/>
      <text:p text:style-name="P24">$ git rm --cached afile.cpp</text:p>
      <text:p text:style-name="P51">This command keeps the file in your working tree but remove it from your staging area. In other words, you may want to keep the file on your hard drive but not have Git track it anymore. This is particularly useful if you forgot to add something to your .gitignore file and accidentally staged it, like a large log file or a bunch of .a compiled files.</text:p>
      <text:p text:style-name="P3"/>
      <text:p text:style-name="P24">$ git mv file_from file_to</text:p>
      <text:p text:style-name="P52">This allows you to rename files</text:p>
      <text:p text:style-name="P24"/>
      <text:p text:style-name="P26">$git log</text:p>
      <text:p text:style-name="P56">Shows all you commit history</text:p>
      <text:p text:style-name="P57">There is a lot to log so use this page for doc</text:p>
      <text:p text:style-name="P25"><text:span text:style-name="T15">more info on this <text:s/>subject </text:span><text:a xlink:type="simple" xlink:href="http://git-scm.com/book/en/v2/Git-Basics-Viewing-the-Commit-History"><text:span text:style-name="T15">http://git-scm.com/book/en/v2/Git-Basics-Viewing-the-Commit-History</text:span></text:a></text:p>
      <text:p text:style-name="P53"/>
      <text:p text:style-name="P54">$ git log <text:s/>-p </text:p>
      <text:p text:style-name="P54">Show you the differences in each commit</text:p>
      <text:p text:style-name="P54">$ git log --stat</text:p>
      <text:p text:style-name="P55">$ git log –<text:span text:style-name="T23">pretty</text:span></text:p>
      <text:p text:style-name="P55">$ git log –<text:span text:style-name="T23">pretty=oneline </text:span></text:p>
      <text:p text:style-name="P55">$ git log –<text:span text:style-name="T23">pretty=short</text:span></text:p>
      <text:p text:style-name="P55">$ git log –<text:span text:style-name="T23">pretty=full</text:span></text:p>
      <text:p text:style-name="P55">$ git log –<text:span text:style-name="T23">pretty=fuller</text:span></text:p>
      <text:p text:style-name="P57"><text:soft-page-break/>$ git log --pretty=format:"%h - %an, %ar : %s"</text:p>
      <text:p text:style-name="P57"/>
      <text:p text:style-name="P57"/>
      <text:p text:style-name="P27">$ git commit --amend</text:p>
      <text:p text:style-name="P57"/>
      <text:p text:style-name="P59">Use this to add to a commit you just did. <text:s/>You can change the comments or add another file. </text:p>
      <text:p text:style-name="P59">As an example, if you commit and then realize you forgot to stage the changes in a file you wanted to add to this commit, you can do something like this:</text:p>
      <text:p text:style-name="P59"/>
      <text:p text:style-name="P59">$ git commit -m 'initial commit'</text:p>
      <text:p text:style-name="P59">$ git add forgotten_file</text:p>
      <text:p text:style-name="P59">$ git commit --amend</text:p>
      <text:p text:style-name="P59">You end up with a single commit – the second commit replaces the results of the first.</text:p>
      <text:p text:style-name="P59"/>
      <text:p text:style-name="P28">$ git checkout – file name.xxx</text:p>
      <text:p text:style-name="P60">Run this before doing a git add to erase any changes you made since the last commit. <text:s/></text:p>
      <text:p text:style-name="P60"/>
      <text:p text:style-name="P29">$ <text:s/>git remote</text:p>
      <text:p text:style-name="P61">Lists which remote servers you have configured.</text:p>
      <text:p text:style-name="P61"/>
      <text:p text:style-name="P30">$ <text:s/>git remote -<text:span text:style-name="T24">v</text:span></text:p>
      <text:p text:style-name="P63">Gives the remote URL</text:p>
      <text:p text:style-name="P62"/>
      <text:p text:style-name="P31">$ git remote add [a_short_name] [url]</text:p>
      <text:p text:style-name="P63">This allows you do add a new remote and give it a simple name so you don't have to type the url every time.</text:p>
      <text:p text:style-name="P63"/>
      <text:p text:style-name="P65">$ git remote rename <text:s/><text:span text:style-name="T18">a_short_name </text:span><text:span text:style-name="T17">a_new_short_name</text:span></text:p>
      <text:p text:style-name="P65">This allows you to rename your short name</text:p>
      <text:p text:style-name="P63"/>
      <text:p text:style-name="P31">$ git fetch a_short_name</text:p>
      <text:p text:style-name="P63">This pulls from the repository everything you don't have at the url associated with a_short_name. <text:s/><text:span text:style-name="T25">This command only pulls the data to your local repository, it does not merge it with your work.</text:span></text:p>
      <text:p text:style-name="P63"/>
      <text:p text:style-name="P32">$ <text:s/>got push [remote name] [branch name] </text:p>
      <text:p text:style-name="P64">not really sure how to do this but it<text:span text:style-name="T26">'s</text:span> how you send your local repository to the primary server.</text:p>
      <text:p text:style-name="P64"/>
      <text:p text:style-name="P33">$ git remote show <text:s/><text:span text:style-name="T24">a_short_na</text:span>me</text:p>
      <text:p text:style-name="P65">This will allow you to inspect a remote location </text:p>
      <text:p text:style-name="P65"/>
      <text:p text:style-name="P68">This information on tagging which is more complicated then I can get into here. </text:p>
      <text:p text:style-name="P68"><text:a xlink:type="simple" xlink:href="http://git-scm.com/book/en/v2/Git-Basics-Tagging">http://git-scm.com/book/en/v2/Git-Basics-Tagging</text:a></text:p>
      <text:p text:style-name="P68"/>
      <text:p text:style-name="P36">$ git tag -a v1.4 -m 'my version <text:span text:style-name="T28">is version </text:span>1.4' <text:span text:style-name="T28">12345</text:span></text:p>
      <text:p text:style-name="P68">This creates an annotated tag <text:span text:style-name="T28">at checksum commit 12345. <text:s/>This is being done after the commit has already happened. <text:s/>You can do it before but they never explain that. </text:span></text:p>
      <text:p text:style-name="P65"/>
      <text:p text:style-name="P34">$ git tag</text:p>
      <text:p text:style-name="P66">Lists the tags in alphabetical order</text:p>
      <text:p text:style-name="P66"><text:soft-page-break/></text:p>
      <text:p text:style-name="P35">$ git tag -<text:span text:style-name="T27">l 'v1.*'</text:span></text:p>
      <text:p text:style-name="P67">Lists the tags <text:span text:style-name="T27">starting with v1.</text:span></text:p>
      <text:p text:style-name="P67"/>
      <text:p text:style-name="P36">$ git show v1.4</text:p>
      <text:p text:style-name="P68">this will show the tag data and commit data with this command</text:p>
      <text:p text:style-name="P37">$ git branch MyNewBranch</text:p>
      <text:p text:style-name="P69">This creates a new branch</text:p>
      <text:p text:style-name="P69"/>
      <text:p text:style-name="P37">$ git checkout MyNewBranch</text:p>
      <text:p text:style-name="P69">This switches to your new branch</text:p>
      <text:p text:style-name="P69"/>
      <text:p text:style-name="P38">$ git branch</text:p>
      <text:p text:style-name="P70">This will show you your branches and put a star next to the one that is active</text:p>
      <text:p text:style-name="P70"/>
      <text:p text:style-name="P39">$ git <text:span text:style-name="T29">merge MyNewBranch</text:span></text:p>
      <text:p text:style-name="P79">You must be in the destination branch to run this command which will merge the two branches. </text:p>
      <text:p text:style-name="P72">If there is a conflict you must look at the files and resolve them.</text:p>
      <text:p text:style-name="P72"/>
      <text:p text:style-name="P41">$ git stash</text:p>
      <text:p text:style-name="P73">This does a temporary save of your branch so you can switch to another branch without the changes following you or being lost. You must first do an add . If there are any new files</text:p>
      <text:p text:style-name="P73"/>
      <text:p text:style-name="P41">$ git stash apply</text:p>
      <text:p text:style-name="P73">When you return to your branch run this and it will allow you to start off where you left off. </text:p>
      <text:p text:style-name="P73"/>
      <text:p text:style-name="P42">$ git remote</text:p>
      <text:p text:style-name="P75">This shows the current remotes. <text:s/><text:span text:style-name="T33">Remotes are actually aliases which you can see with the <text:s/>git config –list command.</text:span></text:p>
      <text:p text:style-name="P74"/>
      <text:p text:style-name="P74"><text:span text:style-name="T17">$ git remote -v</text:span> </text:p>
      <text:p text:style-name="P74">This shows the current remotes with their <text:span text:style-name="T31">URL</text:span></text:p>
      <text:p text:style-name="P74"/>
      <text:p text:style-name="P74"><text:span text:style-name="T17">$ git remote add origin2 </text:span><text:a xlink:type="simple" xlink:href="https://github.com/stevesgittest/anothertest.git"><text:span text:style-name="T17">https://github.com/stevesgittest/anothertest.git</text:span></text:a></text:p>
      <text:p text:style-name="P74">This creates a new <text:span text:style-name="T34">local remote alias for that working directory called origin2 pointing to the github remote at https.</text:span></text:p>
      <text:p text:style-name="P74"/>
      <text:p text:style-name="P42">$ git push <text:s/>origin2 master</text:p>
      <text:p text:style-name="P74">This sends the current git <text:span text:style-name="T31">repository</text:span> <text:span text:style-name="T34">in your working dir </text:span>to the remote location</text:p>
      <text:p text:style-name="P74"/>
      <text:p text:style-name="P44">$ git remote rename origin2 newremotename</text:p>
      <text:p text:style-name="P80">This simply renames your remote alias you use for pushing and pulling.</text:p>
      <text:p text:style-name="P80"/>
      <text:p text:style-name="P44">$ git remote <text:span text:style-name="T35">rm origin2</text:span></text:p>
      <text:p text:style-name="P80">This simply <text:span text:style-name="T35">removes origin2 from your list of aliases. <text:s/>This does nothing to the remote repository, just you local alias. <text:s/></text:span></text:p>
      <text:p text:style-name="P74"/>
      <text:p text:style-name="P76"><text:span text:style-name="T17">$ git clone </text:span><text:a xlink:type="simple" xlink:href="https://github.com/stevesgittest/anothertest.git"><text:span text:style-name="T17">https://github.com/stevesgittest/anothertest.git</text:span></text:a></text:p>
      <text:p text:style-name="P76">Dumps an entire git repository onto your harddrive <text:span text:style-name="T32">into a new directory</text:span></text:p>
      <text:p text:style-name="P76"><text:soft-page-break/></text:p>
      <text:p text:style-name="P43">$ git fetch origin</text:p>
      <text:p text:style-name="P77">Will get any changes since you last cloned or fetched. <text:s/>It will not automatically merge files</text:p>
      <text:p text:style-name="P77"/>
      <text:p text:style-name="P43"><text:s/>$ git fetch pull</text:p>
      <text:p text:style-name="P77">Will get any changes since you last cloned or fetched and will merge them</text:p>
      <text:p text:style-name="P76"/>
      <text:p text:style-name="P78"><text:a xlink:type="simple" xlink:href="http://git-scm.com/book">http://git-scm.com/book</text:a></text:p>
      <text:p text:style-name="P78"/>
      <text:p text:style-name="P78"/>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09:56:56.800809694</meta:creation-date>
    <dc:date>2015-05-20T10:06:48.113562530</dc:date>
    <meta:editing-duration>PT7H18M</meta:editing-duration>
    <meta:editing-cycles>55</meta:editing-cycles>
    <meta:generator>LibreOffice/4.2.6.3$Linux_X86_64 LibreOffice_project/420m0$Build-3</meta:generator>
    <meta:document-statistic meta:table-count="0" meta:image-count="0" meta:object-count="0" meta:page-count="6" meta:paragraph-count="161" meta:word-count="1865" meta:character-count="10117" meta:non-whitespace-character-count="8338"/>
  </office:meta>
</office:document-meta>
</file>